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3.8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1.0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0" office:value-type="string" calcext:value-type="string">
            <text:p>REF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Cost</text:p>
          </table:table-cell>
          <table:table-cell table:style-name="ce20" office:value-type="string" calcext:value-type="string">
            <text:p>MRF</text:p>
          </table:table-cell>
          <table:table-cell table:style-name="ce20" office:value-type="string" calcext:value-type="string">
            <text:p>MFRP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ATASHEET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78.25" calcext:value-type="currency">
            <text:p>$78.25</text:p>
          </table:table-cell>
          <table:table-cell table:style-name="ce34" office:value-type="string" calcext:value-type="string">
            <text:p>Recom</text:p>
          </table:table-cell>
          <table:table-cell table:style-name="ce37" office:value-type="string" calcext:value-type="string">
            <text:p>REM20-2405SW/P</text:p>
          </table:table-cell>
          <table:table-cell table:style-name="ce22" office:value-type="string" calcext:value-type="string">
            <text:p>Recom Power Module, Control Pin Positive Logic</text:p>
          </table:table-cell>
          <table:table-cell table:style-name="ce37" office:value-type="string" calcext:value-type="string">
            <text:p>Custom</text:p>
          </table:table-cell>
          <table:table-cell table:style-name="ce41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1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24" calcext:value-type="currency">
            <text:p>$2.24</text:p>
          </table:table-cell>
          <table:table-cell table:style-name="ce34" office:value-type="string" calcext:value-type="string">
            <text:p>Atmel</text:p>
          </table:table-cell>
          <table:table-cell table:style-name="ce37" office:value-type="string" calcext:value-type="string">
            <text:p>ATMEGA328P-MNR</text:p>
          </table:table-cell>
          <table:table-cell table:style-name="ce22" office:value-type="string" calcext:value-type="string">
            <text:p>ATmega328P</text:p>
          </table:table-cell>
          <table:table-cell table:style-name="ce37" office:value-type="string" calcext:value-type="string">
            <text:p>32-VQFN/MLF</text:p>
          </table:table-cell>
          <table:table-cell table:style-name="ce41" office:value-type="string" calcext:value-type="string">
            <text:p><text:a xlink:href="http://ww1.microchip.com/downloads/en/DeviceDoc/ATmega48A-PA-88A-PA-168A-PA-328-P-DS-DS40002061A.pdf" xlink:type="simple">http://ww1.microchip.com/downloads/en/DeviceDoc/ATmega48A-PA-88A-PA-168A-PA-328-P-DS-DS40002061A.pdf</text:a></text:p>
          </table:table-cell>
          <table:table-cell table:style-name="ce43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66" calcext:value-type="currency">
            <text:p>$1.66</text:p>
          </table:table-cell>
          <table:table-cell table:style-name="ce34" office:value-type="string" calcext:value-type="string">
            <text:p>TI</text:p>
          </table:table-cell>
          <table:table-cell table:style-name="ce37" office:value-type="string" calcext:value-type="string">
            <text:p>TPS3710QDSERQ1</text:p>
          </table:table-cell>
          <table:table-cell table:style-name="ce22" office:value-type="string" calcext:value-type="string">
            <text:p>Under-voltage Supervisor</text:p>
          </table:table-cell>
          <table:table-cell table:style-name="ce37" office:value-type="string" calcext:value-type="string">
            <text:p>WSON-6</text:p>
          </table:table-cell>
          <table:table-cell table:style-name="ce41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3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9" calcext:value-type="currency">
            <text:p>$0.79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710CC-B-IS</text:p>
          </table:table-cell>
          <table:table-cell table:style-name="ce22" office:value-type="string" calcext:value-type="string">
            <text:p>Single-Channel Digital Isolator</text:p>
          </table:table-cell>
          <table:table-cell table:style-name="ce37" office:value-type="string" calcext:value-type="string">
            <text:p>SOIC-8 NB</text:p>
          </table:table-cell>
          <table:table-cell table:style-name="ce41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3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1.33" calcext:value-type="currency">
            <text:p>$1.33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CP2102N-A02-GQFN24</text:p>
          </table:table-cell>
          <table:table-cell table:style-name="ce22" office:value-type="string" calcext:value-type="string">
            <text:p>USB-to-UART Bridge</text:p>
          </table:table-cell>
          <table:table-cell table:style-name="ce37" office:value-type="string" calcext:value-type="string">
            <text:p>QFN24</text:p>
          </table:table-cell>
          <table:table-cell table:style-name="ce41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3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58" calcext:value-type="currency">
            <text:p>$2.58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631EC-B-IS1</text:p>
          </table:table-cell>
          <table:table-cell table:style-name="ce22" office:value-type="string" calcext:value-type="string">
            <text:p>Tripple-Channel Digital Isolator, Default High</text:p>
          </table:table-cell>
          <table:table-cell table:style-name="ce37" office:value-type="string" calcext:value-type="string">
            <text:p>NB SOIC-16</text:p>
          </table:table-cell>
          <table:table-cell table:style-name="ce41" office:value-type="string" calcext:value-type="string">
            <text:p><text:a xlink:href="https://www.silabs.com/documents/public/data-sheets/si863x-datasheet.pdf" xlink:type="simple">https://www.silabs.com/documents/public/data-sheets/si863x-datasheet.pdf</text:a></text:p>
          </table:table-cell>
          <table:table-cell table:style-name="ce43" office:value-type="string" calcext:value-type="string">
            <text:p><text:a xlink:href="https://www.arrow.com/en/products/si8631ec-b-is1/silicon-labs" xlink:type="simple">https://www.arrow.com/en/products/si8631ec-b-is1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7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8" calcext:value-type="currency">
            <text:p>$0.58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NCV551SN50T1G</text:p>
          </table:table-cell>
          <table:table-cell table:style-name="ce22" office:value-type="string" calcext:value-type="string">
            <text:p>LDO, 5V, 150mA</text:p>
          </table:table-cell>
          <table:table-cell table:style-name="ce37" office:value-type="string" calcext:value-type="string">
            <text:p>SOT-23-5</text:p>
          </table:table-cell>
          <table:table-cell table:style-name="ce41" office:value-type="string" calcext:value-type="string">
            <text:p><text:a xlink:href="https://www.onsemi.com/pub/Collateral/NCP551-D.PDF" xlink:type="simple">https://www.onsemi.com/pub/Collateral/NCP551-D.PDF</text:a></text:p>
          </table:table-cell>
          <table:table-cell table:style-name="ce43" office:value-type="string" calcext:value-type="string">
            <text:p><text:a xlink:href="https://www.arrow.com/en/products/ncv551sn50t1g/on-semiconductor" xlink:type="simple">https://www.arrow.com/en/products/ncv551sn50t1g/on-semiconducto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4" calcext:value-type="currency">
            <text:p>$0.40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22" office:value-type="string" calcext:value-type="string">
            <text:p><text:span text:style-name="T1">16MHz Resonator</text:span>, 0.13%, 15pF</text:p>
          </table:table-cell>
          <table:table-cell table:style-name="ce22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22" calcext:value-type="currency">
            <text:p>$0.22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BSS138</text:p>
          </table:table-cell>
          <table:table-cell table:style-name="ce22" office:value-type="string" calcext:value-type="string">
            <text:p>N-Channel Logic-Level Enhancement Mode MOSFET</text:p>
          </table:table-cell>
          <table:table-cell table:style-name="ce37" office:value-type="string" calcext:value-type="string">
            <text:p>SOT-23-3</text:p>
          </table:table-cell>
          <table:table-cell table:style-name="ce41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3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2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0.41" calcext:value-type="currency">
            <text:p>$0.41</text:p>
          </table:table-cell>
          <table:table-cell table:style-name="ce34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37" office:value-type="string" calcext:value-type="string">
            <text:p>Indicator LED, Blue, 2.85Vf</text:p>
          </table:table-cell>
          <table:table-cell table:style-name="ce37" office:value-type="string" calcext:value-type="string">
            <text:p>Chip 0603</text:p>
          </table:table-cell>
          <table:table-cell table:style-name="ce43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3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" calcext:value-type="currency">
            <text:p>$0.70</text:p>
          </table:table-cell>
          <table:table-cell table:style-name="ce34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37" office:value-type="string" calcext:value-type="string">
            <text:p>3-Channel TVS Diode Array</text:p>
          </table:table-cell>
          <table:table-cell table:style-name="ce37" office:value-type="string" calcext:value-type="string">
            <text:p>SOT143</text:p>
          </table:table-cell>
          <table:table-cell table:style-name="ce43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3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6.74" calcext:value-type="currency">
            <text:p>$6.74</text:p>
          </table:table-cell>
          <table:table-cell table:style-name="ce34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37" office:value-type="string" calcext:value-type="string">
            <text:p>SPDT On-On Toggle Switch</text:p>
          </table:table-cell>
          <table:table-cell table:style-name="ce37" office:value-type="string" calcext:value-type="string">
            <text:p>Custom</text:p>
          </table:table-cell>
          <table:table-cell table:style-name="ce43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3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2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53" calcext:value-type="currency">
            <text:p>$1.53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string" calcext:value-type="string">
            <text:p>3587</text:p>
          </table:table-cell>
          <table:table-cell table:style-name="ce37" office:value-type="string" calcext:value-type="string">
            <text:p>Low Profile MINI Fuse Holder</text:p>
          </table:table-cell>
          <table:table-cell table:style-name="ce37" office:value-type="string" calcext:value-type="string">
            <text:p>Custom</text:p>
          </table:table-cell>
          <table:table-cell table:style-name="ce50" office:value-type="string" calcext:value-type="string">
            <text:p><text:a xlink:href="http://www.keyelco.com/product-pdf.cfm?p=310" xlink:type="simple">http://www.keyelco.com/product-pdf.cfm?p=310</text:a></text:p>
          </table:table-cell>
          <table:table-cell table:style-name="ce43" office:value-type="string" calcext:value-type="string">
            <text:p><text:a xlink:href="https://www.digikey.com/product-detail/en/keystone-electronics/3587/36-3587-ND/2137315" xlink:type="simple">https://www.digikey.com/product-detail/en/keystone-electronics/3587/36-3587-ND/2137315</text:a></text:p>
          </table:table-cell>
          <table:table-cell table:style-name="ce52" office:value-type="string" calcext:value-type="string">
            <text:p>3587-10 (Red), 3587-15 (Blue), 3587-20 (Yellow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16" calcext:value-type="currency">
            <text:p>$1.16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34" office:value-type="string" calcext:value-type="string">
            <text:p>1x3 Screw Terminal 14-22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1.01" calcext:value-type="currency">
            <text:p>$1.01</text:p>
          </table:table-cell>
          <table:table-cell table:style-name="ce34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34" office:value-type="string" calcext:value-type="string">
            <text:p>1x3 Screw Terminal 18-26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7" calcext:value-type="currency">
            <text:p>$0.77</text:p>
          </table:table-cell>
          <table:table-cell table:style-name="ce34" office:value-type="string" calcext:value-type="string">
            <text:p>AFCI</text:p>
          </table:table-cell>
          <table:table-cell table:style-name="ce37" office:value-type="string" calcext:value-type="string">
            <text:p>10033526-N3212LF</text:p>
          </table:table-cell>
          <table:table-cell table:style-name="ce34" office:value-type="string" calcext:value-type="string">
            <text:p>USB-mini Connector</text:p>
          </table:table-cell>
          <table:table-cell table:style-name="ce34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2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2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EB4872V</text:p>
          </table:table-cell>
          <table:table-cell table:style-name="ce22" office:value-type="string" calcext:value-type="string">
            <text:p>48.7K Ohm Resistor, +/-1%, 1/16W or greater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65" calcext:value-type="currency">
            <text:p>$0.65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PB103V</text:p>
          </table:table-cell>
          <table:table-cell table:style-name="ce22" office:value-type="string" calcext:value-type="string">
            <text:p>10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1" calcext:value-type="currency">
            <text:p>$0.10</text:p>
          </table:table-cell>
          <table:table-cell table:style-name="ce34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43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3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34" office:value-type="string" calcext:value-type="string">
            <text:p>84.5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34" office:value-type="string" calcext:value-type="string">
            <text:p>49.9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34" office:value-type="string" calcext:value-type="string">
            <text:p>430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34" office:value-type="string" calcext:value-type="string">
            <text:p>160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34" office:value-type="string" calcext:value-type="string">
            <text:p>1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33" office:value-type="currency" office:currency="USD" office:value="0.14" calcext:value-type="currency">
            <text:p>$0.1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34" office:value-type="string" calcext:value-type="string">
            <text:p>1M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3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6, R717, R718, R719, R731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34" office:value-type="string" calcext:value-type="string">
            <text:p>22.1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34" office:value-type="string" calcext:value-type="string">
            <text:p>30.9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34" office:value-type="string" calcext:value-type="string">
            <text:p>90.9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34" office:value-type="string" calcext:value-type="string">
            <text:p>47.5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79" calcext:value-type="currency">
            <text:p>$2.79</text:p>
          </table:table-cell>
          <table:table-cell table:style-name="ce34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34" office:value-type="string" calcext:value-type="string">
            <text:p>10uF Capacitor, +/-10%, 50V, X7R</text:p>
          </table:table-cell>
          <table:table-cell table:style-name="ce34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2, C814, C815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currency" office:currency="USD" office:value="0.27" calcext:value-type="currency">
            <text:p>$0.27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34" office:value-type="string" calcext:value-type="string">
            <text:p>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currency" office:currency="USD" office:value="0.09" calcext:value-type="currency">
            <text:p>$0.09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CJ188R71E104KA12D</text:p>
          </table:table-cell>
          <table:table-cell table:style-name="ce34" office:value-type="string" calcext:value-type="string">
            <text:p>0.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3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8" calcext:value-type="currency">
            <text:p>$0.38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RM188C71C475KE21D</text:p>
          </table:table-cell>
          <table:table-cell table:style-name="ce34" office:value-type="string" calcext:value-type="string">
            <text:p>4.7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3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1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28" calcext:value-type="currency">
            <text:p>$0.28</text:p>
          </table:table-cell>
          <table:table-cell table:style-name="ce34" office:value-type="string" calcext:value-type="string">
            <text:p>Kemet</text:p>
          </table:table-cell>
          <table:table-cell table:style-name="ce37" office:value-type="string" calcext:value-type="string">
            <text:p>C0603C101K4RACAUTO</text:p>
          </table:table-cell>
          <table:table-cell table:style-name="ce34" office:value-type="string" calcext:value-type="string">
            <text:p>0.1n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3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30"/>
          <table:table-cell table:style-name="ce33"/>
          <table:table-cell table:style-name="ce36"/>
          <table:table-cell table:number-columns-repeated="2"/>
          <table:table-cell table:style-name="ce34"/>
          <table:table-cell table:style-name="ce37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3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2.03" calcext:value-type="currency">
            <text:p>$122.03</text:p>
          </table:table-cell>
          <table:table-cell table:style-name="ce36"/>
          <table:table-cell table:number-columns-repeated="3"/>
          <table:table-cell table:style-name="ce37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9" table:default-cell-style-name="ce27"/>
        <table:table-column table:style-name="co14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55" office:value-type="string" calcext:value-type="string" table:number-columns-spanned="8" table:number-rows-spanned="1">
            <text:p>Vehicle Accessory Controller Other v1.0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Cost</text:p>
          </table:table-cell>
          <table:table-cell table:style-name="ce56" office:value-type="string" calcext:value-type="string">
            <text:p>MRF</text:p>
          </table:table-cell>
          <table:table-cell table:style-name="ce56" office:value-type="string" calcext:value-type="string">
            <text:p>MFRPN</text:p>
          </table:table-cell>
          <table:table-cell table:style-name="ce56" office:value-type="string" calcext:value-type="string">
            <text:p>DESCRIPTION</text:p>
          </table:table-cell>
          <table:table-cell table:style-name="ce20" office:value-type="string" calcext:value-type="string">
            <text:p>DATASHEET</text:p>
          </table:table-cell>
          <table:table-cell table:style-name="ce56" office:value-type="string" calcext:value-type="string">
            <text:p>LINK</text:p>
          </table:table-cell>
          <table:table-cell table:style-name="ce5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6" calcext:value-type="currency">
            <text:p>$0.36</text:p>
          </table:table-cell>
          <table:table-cell table:style-name="ce34" office:value-type="string" calcext:value-type="string">
            <text:p>C&amp;K</text:p>
          </table:table-cell>
          <table:table-cell table:style-name="ce37" office:value-type="string" calcext:value-type="string">
            <text:p>706202000</text:p>
          </table:table-cell>
          <table:table-cell table:style-name="ce22" office:value-type="string" calcext:value-type="string">
            <text:p>Toggle Switch Cap</text:p>
          </table:table-cell>
          <table:table-cell table:style-name="ce41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1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4</text:p>
          </table:table-cell>
          <table:table-cell table:style-name="ce33" office:value-type="currency" office:currency="USD" office:value="0.95" calcext:value-type="currency">
            <text:p>$0.95</text:p>
          </table:table-cell>
          <table:table-cell table:style-name="ce34" office:value-type="string" calcext:value-type="string">
            <text:p>Adafruit</text:p>
          </table:table-cell>
          <table:table-cell table:style-name="ce37" office:value-type="string" calcext:value-type="string">
            <text:p>1826</text:p>
          </table:table-cell>
          <table:table-cell table:style-name="ce22" office:value-type="string" calcext:value-type="string">
            <text:p>Micro USB Connector Solderable</text:p>
          </table:table-cell>
          <table:table-cell table:style-name="ce41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3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7" calcext:value-type="currency">
            <text:p>$0.37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891005.NXS</text:p>
          </table:table-cell>
          <table:table-cell table:style-name="ce22" office:value-type="string" calcext:value-type="string">
            <text:p>Low Profile MINI Blade Fuse, 5A, Tan</text:p>
          </table:table-cell>
          <table:table-cell table:style-name="ce41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43" office:value-type="string" calcext:value-type="string">
            <text:p><text:a xlink:href="https://www.digikey.com/products/en?keywords=%200891005.NXS" xlink:type="simple">https://www.digikey.com/products/en?keywords= 0891005.NXS</text:a></text:p>
          </table:table-cell>
          <table:table-cell table:style-name="ce52" office:value-type="string" calcext:value-type="string">
            <text:p>0891005.H, 0891005.U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7" calcext:value-type="currency">
            <text:p>$0.37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891002.NXS</text:p>
          </table:table-cell>
          <table:table-cell table:style-name="ce22" office:value-type="string" calcext:value-type="string">
            <text:p>Low Profile MINI Blade Fuse, 2A, Gray</text:p>
          </table:table-cell>
          <table:table-cell table:style-name="ce41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43" office:value-type="string" calcext:value-type="string">
            <text:p><text:a xlink:href="https://www.digikey.com/product-detail/en/littelfuse-inc/0891002-NXS/F5926-ND/2046664" xlink:type="simple">https://www.digikey.com/product-detail/en/littelfuse-inc/0891002-NXS/F5926-ND/2046664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8" calcext:value-type="currency">
            <text:p>$0.80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0970021HXNVDL</text:p>
          </table:table-cell>
          <table:table-cell table:style-name="ce22" office:value-type="string" calcext:value-type="string">
            <text:p>Fuse Puller</text:p>
          </table:table-cell>
          <table:table-cell table:style-name="ce41" office:value-type="string" calcext:value-type="string">
            <text:p><text:a xlink:href="https://www.littelfuse.com/~/media/automotive/datasheets/fuse-pullers/littelfuse_fuse_puller_tester.pdf" xlink:type="simple">https://www.littelfuse.com/~/media/automotive/datasheets/fuse-pullers/littelfuse_fuse_puller_tester.pdf</text:a></text:p>
          </table:table-cell>
          <table:table-cell table:style-name="ce43" office:value-type="string" calcext:value-type="string">
            <text:p><text:a xlink:href="https://www.digikey.com/product-detail/en/littelfuse-inc/00970021HXNVDL/F6036-ND/3425337" xlink:type="simple">https://www.digikey.com/product-detail/en/littelfuse-inc/00970021HXNVDL/F6036-ND/3425337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17.8" calcext:value-type="currency">
            <text:p>$117.80</text:p>
          </table:table-cell>
          <table:table-cell table:style-name="ce34" office:value-type="string" calcext:value-type="string">
            <text:p>Tensility</text:p>
          </table:table-cell>
          <table:table-cell table:style-name="ce37" office:value-type="string" calcext:value-type="string">
            <text:p>30-00496</text:p>
          </table:table-cell>
          <table:table-cell table:style-name="ce22" office:value-type="string" calcext:value-type="string">
            <text:p>3 Conductor 26 AWG Cable</text:p>
          </table:table-cell>
          <table:table-cell table:style-name="ce41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43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5.2" calcext:value-type="currency">
            <text:p>$15.20</text:p>
          </table:table-cell>
          <table:table-cell table:style-name="ce34" office:value-type="string" calcext:value-type="string">
            <text:p>Remington</text:p>
          </table:table-cell>
          <table:table-cell table:style-name="ce37" office:value-type="string" calcext:value-type="string">
            <text:p>16STRBLAGXL25</text:p>
          </table:table-cell>
          <table:table-cell table:style-name="ce22" office:value-type="string" calcext:value-type="string">
            <text:p>1 Conductor, 16AWG, Automotive Cable, Black</text:p>
          </table:table-cell>
          <table:table-cell table:style-name="ce41" office:value-type="string" calcext:value-type="string">
            <text:p><text:a xlink:href="https://media.digikey.com/pdf/Data%20Sheets/RemingtonInd/GXL_Hook_Up_Wire_DataSheet.pdf" xlink:type="simple">https://media.digikey.com/pdf/Data Sheets/RemingtonInd/GXL_Hook_Up_Wire_DataSheet.pdf</text:a></text:p>
          </table:table-cell>
          <table:table-cell table:style-name="ce43" office:value-type="string" calcext:value-type="string">
            <text:p><text:a xlink:href="https://www.digikey.com/product-detail/en/remington-industries/16STRBLAGXL25/2328-16STRBLAGXL25-ND/12318330" xlink:type="simple">https://www.digikey.com/product-detail/en/remington-industries/16STRBLAGXL25/2328-16STRBLAGXL25-ND/12318330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5.2" calcext:value-type="currency">
            <text:p>$15.20</text:p>
          </table:table-cell>
          <table:table-cell table:style-name="ce34" office:value-type="string" calcext:value-type="string">
            <text:p>Remington</text:p>
          </table:table-cell>
          <table:table-cell table:style-name="ce37" office:value-type="string" calcext:value-type="string">
            <text:p>16STRREDGXL25</text:p>
          </table:table-cell>
          <table:table-cell table:style-name="ce22" office:value-type="string" calcext:value-type="string">
            <text:p>1 Conductor, 16AWG, Automotive Cable, Red</text:p>
          </table:table-cell>
          <table:table-cell table:style-name="ce43" office:value-type="string" calcext:value-type="string">
            <text:p><text:a xlink:href="https://media.digikey.com/pdf/Data%20Sheets/RemingtonInd/GXL_Hook_Up_Wire_DataSheet.pdf" xlink:type="simple">https://media.digikey.com/pdf/Data Sheets/RemingtonInd/GXL_Hook_Up_Wire_DataSheet.pdf</text:a></text:p>
          </table:table-cell>
          <table:table-cell table:style-name="ce43" office:value-type="string" calcext:value-type="string">
            <text:p><text:a xlink:href="https://www.digikey.com/product-detail/en/remington-industries/16STRREDGXL25/2328-16STRREDGXL25-ND/12318290" xlink:type="simple">https://www.digikey.com/product-detail/en/remington-industries/16STRREDGXL25/2328-16STRREDGXL25-ND/12318290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0"/>
          <table:table-cell table:style-name="ce33"/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Cost/Board:</text:p>
          </table:table-cell>
          <table:table-cell table:style-name="ce33" table:formula="of:=([.A3]*[.B3])+([.A4]*[.B4])+([.A5]*[.B5])+([.A6]*[.B6])+([.A7]*[.B7])+([.A8]*[.B8])+([.A9]*[.B9])+([.A10]*[.B10])" office:value-type="currency" office:currency="USD" office:value="153.9" calcext:value-type="currency">
            <text:p>$153.90</text:p>
          </table:table-cell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4" table:number-rows-repeated="1048563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2:34:22.591981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20-06-27T12:34:56.952701268</dc:date>
    <meta:editing-cycles>89</meta:editing-cycles>
    <meta:editing-duration>PT11H6M21S</meta:editing-duration>
    <meta:generator>LibreOffice/6.0.7.3$Linux_X86_64 LibreOffice_project/00m0$Build-3</meta:generator>
    <meta:document-statistic meta:table-count="2" meta:cell-count="3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